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4cm" fo:min-width="2.0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0.78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693cm" svg:height="2.693cm" draw:transform="rotate (-0.785398163397448) translate (14.97cm 1.3cm)" svg:viewBox="0 0 2694 2694" draw:points="0,0 1796,0 2694,898 2694,2694">
            <text:p/>
          </draw:polygon>
          <draw:line draw:style-name="gr1" draw:text-style-name="P1" draw:layer="layout" svg:x1="16.24cm" svg:y1="3.205cm" svg:x2="18.78cm" svg:y2="3.205cm">
            <text:p/>
          </draw:line>
          <draw:frame draw:style-name="gr2" draw:text-style-name="P2" draw:layer="layout" svg:width="3.004cm" svg:height="0.962cm" svg:x="17.129cm" svg:y="2.443cm">
            <draw:text-box>
              <text:p>SYSCLK</text:p>
            </draw:text-box>
          </draw:frame>
          <draw:line draw:style-name="gr1" draw:text-style-name="P1" draw:layer="layout" svg:x1="14.97cm" svg:y1="2.062cm" svg:x2="2.27cm" svg:y2="2.062cm">
            <text:p/>
          </draw:line>
          <draw:line draw:style-name="gr1" draw:text-style-name="P1" draw:layer="layout" svg:x1="14.97cm" svg:y1="3.262cm" svg:x2="2.27cm" svg:y2="3.262cm">
            <text:p/>
          </draw:line>
          <draw:line draw:style-name="gr1" draw:text-style-name="P1" draw:layer="layout" svg:x1="14.97cm" svg:y1="4.348cm" svg:x2="13.7cm" svg:y2="4.348cm">
            <text:p/>
          </draw:line>
          <draw:line draw:style-name="gr1" draw:text-style-name="P1" draw:layer="layout" svg:x1="13.7cm" svg:y1="8.92cm" svg:x2="13.7cm" svg:y2="4.348cm">
            <text:p/>
          </draw:line>
          <draw:line draw:style-name="gr1" draw:text-style-name="P1" draw:layer="layout" svg:x1="13.7cm" svg:y1="8.92cm" svg:x2="12.43cm" svg:y2="8.92cm">
            <text:p/>
          </draw:line>
          <draw:custom-shape draw:style-name="gr3" draw:text-style-name="P3" draw:layer="layout" svg:width="2.54cm" svg:height="1.524cm" svg:x="9.89cm" svg:y="8.158cm">
            <text:p/>
            <draw:enhanced-geometry svg:viewBox="0 0 21600 21600" draw:type="rectangle" draw:enhanced-path="M 0 0 L 21600 0 21600 21600 0 21600 0 0 Z N"/>
          </draw:custom-shape>
          <draw:polygon draw:style-name="gr1" draw:text-style-name="P1" draw:layer="layout" svg:width="2.097cm" svg:height="2.097cm" draw:transform="skewX (0.0310668606854991) rotate (-0.7696902001295) translate (5.06434360027378cm 7.451cm)" svg:viewBox="0 0 2098 2098" draw:points="0,0 1398,1 2098,700 2098,2098">
            <text:p/>
          </draw:polygon>
          <draw:line draw:style-name="gr1" draw:text-style-name="P1" draw:layer="layout" svg:x1="9.89cm" svg:y1="8.92cm" svg:x2="8.58cm" svg:y2="8.92cm">
            <text:p/>
          </draw:line>
          <draw:custom-shape draw:style-name="gr4" draw:text-style-name="P3" draw:layer="layout" svg:width="1.28cm" svg:height="1.524cm" svg:x="7.35cm" svg:y="8.15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7.35cm" svg:y1="8.92cm" svg:x2="6.08cm" svg:y2="8.92cm">
            <text:p/>
          </draw:line>
          <draw:line draw:style-name="gr1" draw:text-style-name="P1" draw:layer="layout" svg:x1="5.064cm" svg:y1="8.158cm" svg:x2="4.175cm" svg:y2="8.158cm">
            <text:p/>
          </draw:line>
          <draw:line draw:style-name="gr1" draw:text-style-name="P1" draw:layer="layout" svg:x1="5.064cm" svg:y1="9.809cm" svg:x2="3.032cm" svg:y2="9.809cm">
            <text:p/>
          </draw:line>
          <draw:line draw:style-name="gr1" draw:text-style-name="P1" draw:layer="layout" svg:x1="4.202cm" svg:y1="8.158cm" svg:x2="4.202cm" svg:y2="2.062cm">
            <text:p/>
          </draw:line>
          <draw:line draw:style-name="gr1" draw:text-style-name="P1" draw:layer="layout" svg:x1="3.002cm" svg:y1="9.809cm" svg:x2="3.002cm" svg:y2="3.206cm">
            <text:p/>
          </draw:line>
          <draw:frame draw:style-name="gr5" draw:text-style-name="P2" draw:layer="layout" svg:width="1.651cm" svg:height="0.962cm" svg:x="1.116cm" svg:y="1.046cm">
            <draw:text-box>
              <text:p>HSI</text:p>
            </draw:text-box>
          </draw:frame>
          <draw:frame draw:style-name="gr6" draw:text-style-name="P2" draw:layer="layout" svg:width="2.296cm" svg:height="1.673cm" svg:x="1.117cm" svg:y="2.346cm">
            <draw:text-box>
              <text:p>HSE</text:p>
            </draw:text-box>
          </draw:frame>
          <draw:frame draw:style-name="gr7" draw:text-style-name="P2" draw:layer="layout" svg:width="1.524cm" svg:height="1.651cm" svg:x="7.35cm" svg:y="8.412cm">
            <draw:text-box>
              <text:p>/M</text:p>
            </draw:text-box>
          </draw:frame>
          <draw:frame draw:style-name="gr5" draw:text-style-name="P2" draw:layer="layout" svg:width="1.651cm" svg:height="0.962cm" svg:x="10.144cm" svg:y="8.539cm">
            <draw:text-box>
              <text:p>PLL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1.9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ns </meta:initial-creator>
    <meta:creation-date>2020-10-03T16:53:02.794767017</meta:creation-date>
    <dc:date>2020-10-03T17:32:33.012741233</dc:date>
    <dc:creator>Hans </dc:creator>
    <meta:editing-duration>PT3M59S</meta:editing-duration>
    <meta:editing-cycles>2</meta:editing-cycles>
    <meta:generator>LibreOffice/7.0.0.3$Linux_X86_64 LibreOffice_project/8061b3e9204bef6b321a21033174034a5e2ea88e</meta:generator>
    <meta:document-statistic meta:object-count="22"/>
  </office:meta>
</office:document-meta>
</file>